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I 5 : </text:p>
      <text:p text:style-name="Standard"><text:tab/>full duplex master</text:p>
      <text:p text:style-name="Standard"><text:tab/>data size : 8 bits</text:p>
      <text:p text:style-name="Standard"><text:tab/>4 prescaler (24mbts/s)</text:p>
      <text:list xml:id="list9070607931219282015" text:style-name="L1">
        <text:list-item>
          <text:list>
            <text:list-item>
              <text:p text:style-name="P1">dma spi5_tx (dma2 stream4 global interrupt)</text:p>
            </text:list-item>
            <text:list-item>
              <text:p text:style-name="P1">spi5 global interrupt</text:p>
            </text:list-item>
          </text:list>
        </text:list-item>
      </text:list>
      <text:p text:style-name="Standard"><text:tab/></text:p>
      <text:p text:style-name="Standard">TIM2 :</text:p>
      <text:p text:style-name="Standard"><text:tab/>clock source = internal clock</text:p>
      <text:p text:style-name="Standard"><text:tab/>prescaler = 20999</text:p>
      <text:p text:style-name="Standard"><text:tab/>counter period = 15</text:p>
      <text:list xml:id="list4976368171621112261" text:style-name="L2">
        <text:list-item>
          <text:list>
            <text:list-item>
              <text:p text:style-name="P2">NVIC tim2 global interrupt</text:p>
            </text:list-item>
          </text:list>
        </text:list-item>
      </text:list>
      <text:p text:style-name="Standard"/>
      <text:p text:style-name="Standard">GPIO CONFIG : </text:p>
      <text:p text:style-name="Standard"/>
      <text:p text:style-name="Standard"><text:tab/>tft_cs : pb9 (level high)</text:p>
      <text:p text:style-name="Standard"><text:tab/>tft_dc : pc9</text:p>
      <text:p text:style-name="Standard"><text:tab/>tft_reset : pc6</text:p>
      <text:p text:style-name="Standard"/>
      <text:p text:style-name="Standard">touchgfx : </text:p>
      <text:p text:style-name="Standard"/>
      <text:p text:style-name="Standard"><text:tab/>width 320</text:p>
      <text:p text:style-name="Standard"><text:tab/>heigth 240</text:p>
      <text:p text:style-name="Standard"><text:tab/>partial buffer</text:p>
      <text:p text:style-name="Standard"><text:tab/>block size 25600</text:p>
      <text:p text:style-name="Standard"/>
      <text:p text:style-name="Standard">project management :</text:p>
      <text:p text:style-name="Standard"><text:tab/></text:p>
      <text:p text:style-name="Standard"><text:tab/>mdk-arm</text:p>
      <text:p text:style-name="Standard"><text:tab/>code generation : generates files ( generate peripheral)</text:p>
      <text:p text:style-name="Standard"><text:tab/>advances setting : spi5 ==&gt; LL</text:p>
      <text:p text:style-name="Standard"/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do jadis</meta:initial-creator>
    <meta:creation-date>2022-12-15T15:04:50.07</meta:creation-date>
    <meta:generator>OpenOffice/4.1.13$Win32 OpenOffice.org_project/4113m1$Build-9810</meta:generator>
    <meta:document-statistic meta:table-count="0" meta:image-count="0" meta:object-count="0" meta:page-count="1" meta:paragraph-count="27" meta:word-count="87" meta:character-count="488"/>
    <dc:date>2022-12-15T15:10:47.62</dc:date>
    <dc:creator>ludo jadis</dc:creator>
    <meta:editing-duration>PT5M58S</meta:editing-duration>
    <meta:editing-cycles>1</meta:editing-cycles>
  </office:meta>
</office:document-meta>
</file>